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1d14" officeooo:paragraph-rsid="00171d14"/>
    </style:style>
    <style:style style:name="P2" style:family="paragraph" style:parent-style-name="Standard">
      <style:paragraph-properties fo:text-align="center" style:justify-single-word="false"/>
      <style:text-properties officeooo:rsid="00171d14" officeooo:paragraph-rsid="00171d14"/>
    </style:style>
    <style:style style:name="P3" style:family="paragraph" style:parent-style-name="Standard">
      <style:text-properties officeooo:rsid="0018a111" officeooo:paragraph-rsid="0018a111"/>
    </style:style>
    <style:style style:name="P4" style:family="paragraph" style:parent-style-name="Standard">
      <style:text-properties officeooo:paragraph-rsid="001a8dcd"/>
    </style:style>
    <style:style style:name="P5" style:family="paragraph" style:parent-style-name="Standard">
      <style:paragraph-properties fo:text-align="center" style:justify-single-word="false"/>
      <style:text-properties officeooo:rsid="001a8dcd" officeooo:paragraph-rsid="00171d14"/>
    </style:style>
    <style:style style:name="P6" style:family="paragraph" style:parent-style-name="Standard">
      <style:text-properties officeooo:rsid="0018a111" officeooo:paragraph-rsid="001a8dcd"/>
    </style:style>
    <style:style style:name="T1" style:family="text">
      <style:text-properties officeooo:rsid="00171d14"/>
    </style:style>
    <style:style style:name="T2" style:family="text">
      <style:text-properties officeooo:rsid="0018a111"/>
    </style:style>
    <style:style style:name="T3" style:family="text">
      <style:text-properties officeooo:rsid="001a8d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MOTIONAL VIDEO</text:p>
      <text:p text:style-name="P2"/>
      <text:p text:style-name="P1">We are going to talk about classes functions, CRUDs and questions and answers of the test.</text:p>
      <text:p text:style-name="P1"/>
      <text:p text:style-name="P4"><text:span text:style-name="T1">Our aplication have </text:span><text:span text:style-name="T3">one </text:span><text:span text:style-name="T2">way to enter for manage differents users that we have. </text:span></text:p>
      <text:p text:style-name="P6"><text:tab/>A student only can answer the questions at test.</text:p>
      <text:p text:style-name="P6"><text:tab/>A teacher can modify students, check answers and create teams.</text:p>
      <text:p text:style-name="P4"><text:span text:style-name="T2"><text:tab/>In other position, an user can be an admin or super admin </text:span><text:span text:style-name="T3">who can modify schools centers, <text:tab/>admins or teachers.</text:span></text:p>
      <text:p text:style-name="P1"/>
      <text:p text:style-name="P3">We have an interface very dynamic and we use that for any user who enter in our page with a laptop, tablet or smartphone.</text:p>
      <text:p text:style-name="P3"/>
      <text:p text:style-name="P3">Los Makeleles, innovation that you ne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4:02:38.194715339</meta:creation-date>
    <dc:date>2021-11-12T09:09:28.867698794</dc:date>
    <meta:editing-duration>PT7M2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01" meta:character-count="570" meta:non-whitespace-character-count="472"/>
  </office:meta>
</office:document-meta>
</file>